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3.006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ite-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Sitio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https://knewone.com/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http://www.forbes.com.mx/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http://tv2.dk/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http://www.francetvinfo.fr/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http://foreignpolicy.com/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http://www.debate.com.mx/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ttp://bensbargains.com/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http://www.hearthpwn.com/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http://www.mynet.com/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ttp://www.repubblica.it/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http://www.tvp.pl/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http://friv.today/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http://www.lavozdegalicia.es/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http://news.zing.vn/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http://www.ran.de/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http://www.liberation.fr/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http://gazeta.ua/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http://tn.com.ar/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ttp://www.walla.co.il/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http://onedio.com/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http://www.mthai.com/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http://www.gva.be/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http://www.akairan.com/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http://www.estadao.com.br/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http://www.walgreens.com/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http://elcomercio.pe/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ttp://www.kinomania.ru/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ttp://www.kinomania.ru/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http://www.kinomania.ru/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http://www.lemonde.fr/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ttp://www.artofmanliness.com/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http://player.pl/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ttp://www.pasionlibertadores.com/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http://www.exploader.net/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http://www.poznan.pl/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ttp://www.elmundo.es/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ttp://espn.uol.com.br/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http://www.mundodeportivo.com/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http://www.dailystar.co.uk/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http://www.katu.com/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http://wpolityce.pl/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http://www.libertaddigital.com/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http://www.scmp.com/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http://www.siol.net/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http://www.dr.com.tr/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http://www.libertaddigital.com/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http://www.slovenskenovice.si/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http://thebuzztrend.com/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http://www.europe1.fr/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http://www.expansion.com/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ttp://kurier.at/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http://www.nationalreview.com/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ttp://www.lavoz.com.ar/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http://www.rakuten.es/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http://www.today.com/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http://www.nieuwsblad.be/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tp://www.lanacion.com.ar/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tp://www.1v1y.com/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http://www.tui.com/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ttp://tempsreel.nouvelobs.com/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ttp://calgaryherald.com/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ttp://montrealgazette.com/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http://www.corriere.it/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ttp://www.gameblog.fr/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ttp://www.corriere.it/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http://www.indiatimes.com/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ttp://www.svtplay.se/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http://www.annahar.com/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ttp://www.tv2.no/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http://www.gamekult.com/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http://www.avclub.com/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http://www.meutimao.com.br/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ttp://www.ntv.com.tr/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http://sosyalmedya.co/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ttp://www.politnavigator.net/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http://www.oricon.co.jp/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http://okmagazine.com/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http://www.avaz.ba/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ttp://index.hu/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http://censor.net.ua/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http://www.panorama.com.ve/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http://www.manchestereveningnews.co.uk/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ttp://alfa.lt/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http://leggo.it/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http://www.juegosdiarios.com/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ttp://www.hypesphere.com/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http://www.dailyrecord.co.uk/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ttp://www.sudouest.fr/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ttp://www.asap.com.tw/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ttp://www.tek.no/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http://www.milanotoday.it/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http://www.nytimes.com/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http://www.nzherald.co.nz/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ttp://www.junkmail.co.za/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http://www.jetsetter.com/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http://www.mtgsalvation.com/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http://www.uptodown.com/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tp://www.smh.com.au/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http://ottawacitizen.com/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ttp://www.getyourguide.com/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http://www.bubblews.com/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ttp://www.asemooni.com/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http://www.rakuten.co.uk/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ttp://gds.it/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http://www.nikonusa.com/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http://www.tt.com/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http://www.challenges.fr/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tp://www.christianpost.com/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tp://www.vulture.com/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tps://dennikn.sk/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http://www.corrieredellosport.it/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http://www.televisa.com/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://www.suara.com/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s://theconversation.com/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://www.todayonline.com/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http://cinepolis.com/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dba.dk/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://seneweb.com/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://www.telegram.hr/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http://kron4.com/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bfmtv.com/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ttp://www.latribune.fr/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http://minfin.com.ua/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http://www.theglobeandmail.com/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ttp://www.baltimoresun.com/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http://www.tuttosport.com/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http://www.thesims.com/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http://www.2nn.jp/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ttp://senego.com/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ttp://www.gazzetta.it/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https://myspace.com/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ttp://www.mensxp.com/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ttp://www.capital.gr/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ttp://www.osloby.no/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http://foodgawker.com/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walesonline.co.uk/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http://www.liverpoolecho.co.uk/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ttp://www.outfuck.com/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http://www.quattroruote.it/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tp://www.chroniclelive.co.uk/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tp://phys.org/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tp://www.washingtontimes.com/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ttp://hqporner.com/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zacks.com/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http://www.charismanews.com/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http://www.dizibox.net/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tp://www.sapo.pt/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tp://www.cyclingnews.com/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https://suicidegirls.com/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://ryusoku.com/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://akibaoo.co.jp/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://www.sport1.de/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://kxan.com/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://www.businessinsider.in/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http://www.pianetadonna.it/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://www.gala.fr/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://www.gala.fr/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://www.gala.fr/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http://www.technologyreview.com/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thenewporn.com/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worldstarhiphop.com/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madata.gr/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pinkrod.com/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grubstreet.com/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hotshame.com/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ttp://www.updatetube.com/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://www.aftabir.com/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://www.aftabir.com/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http://www.aftabir.com/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ttp://megagames.com/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ttp://www.courrierinternational.com/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ttp://www.telerama.fr/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today.it/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tienphong.vn/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ttp://www.infobae.com/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clarin.com/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ttp://www.levelup.com/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http://ilgazzettino.it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gamefront.com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nzz.ch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gamefront.com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://freebeacon.com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://www.brasil247.com/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http://qafqazinfo.az/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ttp://www.bangkokbiznews.com/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http://www.perfil.com/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tp://www.diariovasco.com/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tp://mora.jp/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tp://www.realitatea.net/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ttp://www.chicagotribune.com/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ttp://www.iodonna.it/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ttp://www.estekhtam.com/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http://finans.dk/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ttp://www.liputan6.com/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http://www.gilt.com/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://www.gpupdate.net/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://www.hollywoodreporter.com/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://digg.com/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http://www.milenio.com/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://www.nzz.ch/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://www.click2houston.com/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://www.lavoixdunord.fr/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http://www.vietnamplus.vn/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ttp://www.walgreens.com/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ttp://www.walgreens.com/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http://www.ledauphine.com/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yonkis.com/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unionesarda.it/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komando.com/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http://www.bongda.com.vn/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tp://espn.go.com/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tp://www.stylecraze.com/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ttp://www.rtbf.be/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ttp://www.bagfuck.com/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http://fusion.net/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rds.ca/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ipeen.com.tw/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http://www.qatarday.com/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maisonsdumonde.com/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http://www.bizbilla.com/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ttp://dizipub.com/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ttp://www.cyclingweekly.co.uk/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s://www.haufe.de/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s://www.haufe.de/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://www.sapo.pt/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://www.deutschepost.de/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://www.theclymb.com/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http://www.starcitygames.com/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pornoid.com/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befuck.com/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http://www.tpnn.com/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://www.canberratimes.com.au/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://www.canberratimes.com.au/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://www.standaard.be/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://www.brisbanetimes.com.au/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://www.ideal.es/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://www.theage.com.au/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http://kommersant.ru/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://www.malavida.com/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://www.blogtalkradio.com/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://www.shortlist.com/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ttp://runrun.es/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://www.traveller.com.au/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://www.la10.pe/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://www.formula1.com/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://www.elnuevodia.com/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tp://www.baixakijogos.com.br/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themarker.com/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://screencrush.com/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://theodysseyonline.com/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knack.be/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ttp://www.wacom.com/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ttp://www.francetv.fr/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ttp://atarde.uol.com.br/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http://www.stv.tv/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ttp://www.halkinhabercisi.com/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ttp://giaoduc.net.vn/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http://adage.com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://www.timeout.ru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://www.inquisitr.com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://www.timeout.ru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://rassd.com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://www.allodocteurs.fr/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http://www.latimes.com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elciudadano.cl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elciudadano.cl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bvb.de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elciudadano.cl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bvb.de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inquisitr.com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elnuevodiario.com.ni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kathimerini.gr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rtlnieuws.nl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phonandroid.com/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http://www.gazetadopovo.com.br/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://www.sanook.com/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://edition.cnn.com/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ttp://www.aftonbladet.se/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ttp://www.farhangnews.ir/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ttp://techcabal.com/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ttp://www.alaan.tv/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ttp://ewn.co.za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theatlantic.com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deyi.com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deejay.it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newyorker.com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s://gigaom.com/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tp://www.clickondetroit.com/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clicbienetre.com/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://gooyaabitemplates.com/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pulzo.com/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http://www.nd.edu/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nintendolife.com/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http://www.bundesliga.de/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://reason.com/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http://www.elcolombiano.com/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s://www.sexlog.com/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http://prtimes.jp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://slobodnadalmacija.hr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://www.mamamia.com.au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://www.todayifoundout.com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s://roem.ru/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http://ifyouonlynews.com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dawn.com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dawn.com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aljazeera.com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comicsalliance.com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lolnexus.com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kourdistoportocali.com/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http://www.revues.org/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://www.iwannawatch.to/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://www.iwannawatch.to/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://eurekalert.org/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ttp://www.couponrani.com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novayagazeta.ru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novayagazeta.ru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news.at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espn.co.uk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://dota2.ru/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ttp://www.macworld.co.uk/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eltiempo.com/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techbang.com/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cbsnews.com/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tp://www.8muses.com/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://www.france5.fr/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://www.10best.com/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http://www.minijuegos.com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cartoontube.com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cartoontube.com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hgtvgardens.com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randyblue.com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vegrecipesofindia.com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golem.de/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ttp://www.neowin.net/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http://economia.uol.com.br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midilibre.fr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midilibre.fr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techradar.com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://arstechnica.com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kentuckyderby.com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geekwire.com/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http://www.dealsofamerica.com/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residentadvisor.net/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residentadvisor.net/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residentadvisor.net/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chip.com.tr/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://theadvocate.com/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ttp://www.accesshollywood.com/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diken.com.tr/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diken.com.tr/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http://sourceforge.net/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www.slate.fr/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www.primerahora.com/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time.com/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www.rizopoulospost.com/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ttp://www.sportingnews.com/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36kr.com/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36kr.com/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nymag.com/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www.nextinpact.com/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http://vidmax.com/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infzm.com/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www.apherald.com/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infzm.com/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www.bzwbk.pl/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www.france3.fr/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tp://www.arcamax.com/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www.okazii.ro/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www.lavidalucida.com/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us.justdial.com/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news.thaivisa.com/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binus.ac.id/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http://www.popularpower.com/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type.jp/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type.jp/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www.musicradar.com/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www.dezeen.com/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http://www.eltrecetv.com.ar/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rusnovosti.ru/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thedailywh.at/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www.wikitechguru.com/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s://www.lintas.me/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losandes.com.ar/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http://www.cotemaison.fr/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://ultimateclassicrock.com/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://www.elo7.com.br/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http://www.voici.fr/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www.teenvogue.com/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ttp://tab.uol.com.br/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cookthefood.com/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www.usen.com/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nos.nl/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ilsecoloxix.it/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http://itc.ua/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www.exblog.jp/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www.semana.com/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http://loudwire.com/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://nationalinterest.org/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://www.woot.com/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ttps://carousell.com/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www.camernews.com/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www.svt.se/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www.parentstate.com/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tp://www.rogerebert.com/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tvmovie.de/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mycokerewards.com/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kurir.rs/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http://www.maketecheasier.com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tvmovie.de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fpsjp.net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mic.com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mic.com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barcin.com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minutebuzz.com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www.arizona.edu/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ttp://gestion.pe/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fpsjp.net/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www.france2.fr/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srad.jp/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www.tgfcer.net/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http://damndelicious.net/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tonarinoyj.jp/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www.gizmodo.fr/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www.ichkoche.at/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www.sheetmusicplus.com/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http://www.breitbart.com/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www.biobiochile.cl/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venturebeat.com/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newsone.gr/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http://www.panorama.it/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www.ilpost.it/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www.ilpost.it/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www.gamespot.com/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careerconnection.jp/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ttp://klmty.net/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www.eltiempo.com/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www.preloved.co.uk/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slashdot.org/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www.kiva.org/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http://www.healthguru.com/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futbolred.com/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www.athinorama.gr/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apteka.ru/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www.netmums.com/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ttp://www.indianpornvideos.com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kcci.com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break.com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thechive.com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kcci.com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thechive.com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s://catracalivre.com.br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onetravel.com/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tp://www.istockbargains.com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diariovasco.com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break.com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vinted.pl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bikeradar.com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trailernow.net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tradera.com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123trailers.net/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http://www.dhs.gov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www.thedodo.com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www.thedodo.com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s://www.thedodo.com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linternaute.com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noviny.sk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hvg.hu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slate.com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orgasmatrix.com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myvouchercodes.co.uk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rian.com.ua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indicine.com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archdaily.com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templated.co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lapeyre.fr/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ttp://www.architecturaldigest.com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linternaute.com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linternaute.com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radiorecord.ru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fanpage.gr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chicagobusiness.com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radiorecord.ru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fanpage.gr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chicagobusiness.com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tested.com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ibtimes.co.in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lagaceta.com.ar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creativebloq.com/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ttp://www.qatarliving.com/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celebridades.uol.com.br/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celebridades.uol.com.br/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www.cuponation.in/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televisao.uol.com.br/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www.cheapoair.com/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www.americatv.com.pe/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http://winteriscoming.net/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demotywatory.pl/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www.levif.be/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demotywatory.pl/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www.levif.be/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www.iplt20.com/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http://365info.kz/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klerk.ru/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pornalized.com/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www.polskieradio.pl/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camfuze.com/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http://expert.ru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echoroukonline.com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wcvb.com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dumpaday.com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kiwibank.co.nz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androidpit.com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cl.letsbonus.com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zdnet.fr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androidpit.es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s://medium.com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androidpit.de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androidpit.com.br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thefederalistpapers.org/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ttp://www.autoanything.com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portalcorreio.uol.com.br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www.minecraftforum.net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www.guinnessworldrecords.com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www.reshareworthy.com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panika.be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www.marketo.com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mulher.uol.com.br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www.zillow.com/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ttp://pc.moppy.jp/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bongdainfo.com/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www.scotsman.com/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noticias.uol.com.br/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://wonkette.com/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tps://zenmate.com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rare.us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rare.us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www.bintang.com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www.ladepeche.fr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www.everyeye.it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www.gamepedia.com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mg.co.za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://laodong.com.vn/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https://thenib.com/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://cinema.uol.com.br/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://comicbook.com/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http://javynow.com/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buzzlamp.com/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www.cnetfrance.fr/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buzzlamp.com/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mamaclub.com/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www.motorcyclenews.com/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ttp://tecnologia.uol.com.br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magoosh.com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magoosh.com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www.catawiki.nl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www.zdnet.com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www.mtnsh.com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imasters.com.br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nypost.com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html5up.net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toprightnews.com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s://www.publitas.com/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ttp://www.tomshw.it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scrapbook.com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hdblog.it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aitnews.com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funnyordie.com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publico.pt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flowplayer.org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autostraddle.com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searchenginejournal.com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s://getsatisfaction.com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nrc.nl/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http://www.laprensa.hn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scrapbook.com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morningstar.com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wetplace.com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miniclip.com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aflamxvideos.com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marketium.ru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rajnikantvscidjokes.in/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ttp://www.getwsodownload.com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scrapbook.com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npr.org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kwtx.com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freebiesbug.com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ingardens.com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consequenceofsound.net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bfm.ru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economist.com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s://padrepauloricardo.org/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http://www.decoist.com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clickmagick.com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clickmagick.com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mediamass.net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onecall2ch.com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onmeda.de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s://www.iconfinder.com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mpoweruser.com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www.nybooks.com/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http://carros.uol.com.br/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://ebitsu.net/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s://www.cirquedusoleil.com/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://myreadingmanga.info/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tp://www.affiliatewindow.com/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fitnhit.com/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www.gsconto.com/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hiddenplaybook.com/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www.bloomberg.com/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www.geotauaisay.com/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depor.pe/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ttp://top.de/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://la.trendmicro.com/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://www.giallozafferano.it/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://www.infomoney.com.br/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ttp://www.iflscience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thrillist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thrillist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cooking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medianama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techpowerup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hereisthecity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speckyboy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glennbeck.com/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ttp://www.bravotv.com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elektrofisk.com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vogue.co.uk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tudocelular.com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onderfulengineering.com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autoganza.com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gaym.jp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ibtimes.co.uk/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ttp://www.gallup.com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www.kcci.com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inforesist.org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healthydevil.com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divany.hu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www.altalex.com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www.theladbible.com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www.larousse.fr/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ttp://seriouseats.com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urlaubspiraten.de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gizmodo.co.uk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artnet.com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etonline.com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expo2015.org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www.clickhole.com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giaoducthoidai.vn/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ttp://grapee.jp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firsttoknow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brainly.co.id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blastr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koreaboo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douya.cn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misdeberes.es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znanija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youngcons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jin115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techtudo.com.br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tecnavia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qpolitical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terapeak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brainly.com.br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scarymommy.com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bakufu.jp/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ttp://www.tufeed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mombaby.tw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thesportbible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www.jpc.de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mombaby.tw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thesportbible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s://www.jpc.de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media.telstra.com.au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slacker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highsnobiety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parents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cartrawler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pulptastic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abc.go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dawnnews.tv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bloombergview.com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gala.de/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ttp://www.worldlifestyle.com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playboyplus.com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playbuzz.com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radiotimes.com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game4v.com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fashionitch.com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geek.com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blog.hu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marthastewart.com/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tp://www.jewsnews.co.il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www.elektrofisk.com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boingboing.net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thegrid.io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en.redtram.com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www.thestorypedia.com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://www.journaldesfemmes.com/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https://portal.abczdrowie.pl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haaretz.co.il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premiumwp.com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vkmag.com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s://photographylife.com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melateiran.com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avgirlblog.me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asianetnews.tv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lifenews.ru/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ttp://www.lodynet.com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www.vwvortex.com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variety.com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www.lexpress.fr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pitt.edu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digiato.com/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ttp://www.themepunch.com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vwvortex.com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abeautifulmess.com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seoreviewtools.com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livingtraditionally.com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yellowpages.com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wpseotricks.com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sverigesradio.se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smusic.ir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www.jqueryscript.net/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ttp://9to5google.com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wmur.com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izaz.pl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idiva.com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itv.com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mediamarkt.es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thewindowsclub.com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wrestlezone.com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diyncrafts.com/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ttp://www.famousbirthdays.com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it.altervista.org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downloadming.sx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awd.ru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vwvortex.com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it.altervista.org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downloadming.sx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awd.ru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parlamentnilisty.cz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granma.cu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onthehub.com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bloggingcage.com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superzarabotki.com/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http://www.familyhandyman.com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adsoftheworld.com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adsoftheworld.com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allsingaporestuff.com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23traders.com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sofree.cc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javedch.com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taisy0.com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gradesaver.com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stuff.tv/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ttp://www.bloter.net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qz.com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mensjournal.com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free.com.tw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ultimatesoftware.com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euronics.it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presseportal.de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sabeydee.net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everydayfeminism.com/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http://www.prixmoinscher.com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lolwot.com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nc.gov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s://www.dropbox.com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fastcocreate.com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www.egynews.net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brickset.com/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tp://9gag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fastcodesign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fastcodesign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totalsportek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emlakkulisi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wholefoodsmarket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fastcompany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bohaishibei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virgula.uol.com.br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vikatan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fastcoexist.com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kickass.re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putlocker.tn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panzar.ru/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http://www.convinceandconvert.com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eather.gc.ca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alexa.com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mom.me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s://slon.ru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slashgear.com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answers.com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mynewsdesk.com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jumblejoy.com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sasapost.com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sanet.me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freedompop.com/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ttp://www.tennis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circoviral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circoviral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circoviral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birthmoviesdeath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naij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manchester.ac.uk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omgubuntu.co.uk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omgchrome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www.mojomarketplace.com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theshrug.net/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ttp://autoweek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pdfsr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pdfsr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theroot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onlyinyourstate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gentside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damn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observer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mychoiceautos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haikulearning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utk.edu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telegraf.rs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farsroid.com/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ttp://www.arageek.com/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roadtrippers.com/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www.givemesport.com/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s://us.etrade.com/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laughy.jp/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ttp://haber1903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apherald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odu.edu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www.unibet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odu.edu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s://www.unibet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yengo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freshdesignweb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cookaround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mashable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vcita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ablogtowatch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babble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arte.tv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morritastube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portent.com/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ttp://www.earthporm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spiritscienceandmetaphysics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viralka.pl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spiritscienceandmetaphysics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www.siteground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www.elastic.co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superherohype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tiphero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helpster.de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www.capgemini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afpbb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hepsibahis101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s://berniesanders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global.mall.dubli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easyrecipesite.com/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ttp://www.goldmansachs.com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livestrong.com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indiansexstories.net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s://ghost.org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protagon.gr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dfb.de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lalibre.be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orf.at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yankeecandle.com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antarvasna.com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fatosdesconhecidos.com.br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abunawaf.com/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ttp://www.strato.de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kanyetothe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kanyetothe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embibe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ohmymag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topvideohd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yts.to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miralogratis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surveee.org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www.lieferando.de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s://www.futurelearn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michaelhyatt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dailyfailcenter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melhoresdestinos.com.br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videoboom.cc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quepasada.cc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nation.co.ke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hongkiat.com/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tp://www.affaritaliani.it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echoroukonline.com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toastedballs.com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www.bong99.com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enoge.org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nosgoth.com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askamanager.org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ptavern.com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s://www.lds.org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como.com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naturallycurly.com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modx.com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desiringgod.org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uolhost.com.br/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ttp://www.lacapital.com.ar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perishablepress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99u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anews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s://ellislab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abcfamily.go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afr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aguo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hipwee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blabbermouth.net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ipadizate.es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ofigenno.cc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www.kingarthurflour.com/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ttp://familyshare.com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searchenginewatch.com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vivavive.com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crunchify.com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eedia.tv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lego.com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lesechos.fr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swatch.com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torrentfreak.com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sexsagar.com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giorgiotave.it/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ttp://www.uiowa.edu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wunderweib.de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brooonzyah.net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cleartrip.com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thecrux.com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donmai.us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jonloomer.com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catchmyfood.com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s://www.bulletproofexec.com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newslinq.com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iqoo.me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quizdoo.com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quizpug.com/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ttp://www.sankei.com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emforce.co.kr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emforce.co.kr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pymovie.net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ehow.com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www.mygreatlakes.org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blitz.bg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naointendo.com.br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ilaiki.net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jus.com.br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qt.io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thepoke.co.uk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scroll.in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techwelkin.com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s://www.petfinder.com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allbloggingtips.com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farecompare.com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depositphotos.com/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ttp://www.viralworld.net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viralka.pl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viralka.pl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babystreaming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babystreaming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klickpages.com.br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personal.com.ar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drivetuner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1stwebdesigner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ycombinator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yorku.ca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sinemalar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daveramsey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trending.report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bavotasan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qconcursos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citylab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rafflecopter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nngroup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bwin.es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wonderslist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suny.edu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travelpayouts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financegarage.com/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ttp://www.du.edu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list25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justhost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c21stores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labnol.org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megamillions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desarrolloweb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elitereaders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wikia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markmanson.net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www.lifelock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adespresso.com/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ttp://digiday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authorstream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authorstream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authorstream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bs.to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list25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plenti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s1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ispop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yoast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www.uber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noip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sentirtesaludable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vectorstock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cupofjo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littlechurchmouse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ertya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connexionsafe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crtracklink.com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smsvongesternnacht.de/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://www.leparisien.fr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prozeny.cz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prozeny.cz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bj.95081.com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thespiritscience.net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finallywomen.com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monitorbacklinks.com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hillaryclinton.com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shared.wtf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grasshopper.com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postnl.nl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mymail.co.uk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cozi.com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www.enmasse.com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www.dntx.com/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://quizly.io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hostmonster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hostmonster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homemaderecipes.co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sexy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2.cdmon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wrike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mydumedia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uservoice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uab.cat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uxpin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trendingstylist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litmus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heise.de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ghacks.net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bancomer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dailymegabyte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readcube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whatsapp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computrabajo.com.pe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adyen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www.hertz.com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themify.me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computrabajo.com.ar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oikiaka.gr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www.computrabajo.com.co/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://contactform7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backlinko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backlinko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polimi.it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backlinko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polimi.it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nymeta.co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thedishh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adschemist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paulund.co.uk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openshift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zigmos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flavourfulrecipes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viviendoensalud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extra.cz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kikinote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liverail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hotschedules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pulsk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www.zendesk.com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www.aranzulla.it/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://ffilms.org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mitsubishielectric.co.jp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salsalabs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theberry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qdtricks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hotrades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php.net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j.gs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lindito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elandroidelibre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admitad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tronya.co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q.gs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daily.songza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metaspoon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news.co.uk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adf.ly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quotespaper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kraken.io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bcash.com.br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://www.dorkly.com/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www.altinn.no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istockphoto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istockphoto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ucl.ac.uk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thepornsurvey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newspapers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topdocumentaryfilms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tictail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allsportsy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genieo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inbeta.org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www.flexmls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mailgun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www.typepad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surfearner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://newshunt.com/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getpebble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redcross.org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coinbase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cmoney.tw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adpornmedia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wpexplorer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pagseguro.uol.com.br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johnchow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occupydemocrats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adsupply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king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definicion.de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ultrasocl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dropcam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www.firebase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bimmerforums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whitepinsplus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cssdesignawards.com/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://www.autovit.ro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www.littlebudha.com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tielabs.com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www.lilplay.com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www.woolworths.co.za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path.com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tinypng.com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www.adultswim.com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nrgthemes.com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://www.dailywritingtips.com/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ttps://recurly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chrislema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chrislema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cgg.gov.in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padamu.siap.web.id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healthyfoodhouse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brusheezy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segou456.info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enotes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tenetnews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coderwall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funbrain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photoshopessentials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definicionabc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dazeddigital.com/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://www.iis.net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line25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line25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case.edu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ehu.eus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jawbone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meltwater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start.me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getharvest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gingersoftware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mhthemes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squareup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polar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educationalgardens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zaxaa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mybb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lucidchart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popcash.net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simple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addmefast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newswire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www.echosign.adobe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tribalfootball.com/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://www.marketamerica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sproutsocial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smugmug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sproutsocial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smugmug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sproutsocial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smugmug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biggeekdad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google.org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healthyfoodteam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inspire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hrtwarming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centrum24.pl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www.plotek.pl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xapo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www.wevideo.com/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://viralmundo.nl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ecpm.es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pexels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uberhavoc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ecpm.es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pexels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uberhavoc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blog.spoongraphics.co.uk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ecpm.es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pexels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uberhavoc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blog.spoongraphics.co.uk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oantagonista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risottop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chaibisket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unroll.me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icomoon.io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www.badabun.net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basecamp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linkagogo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bestarticles.me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tellycolors.me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barkpost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www.jdpay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agilebits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tellysony.com/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://pbskids.org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pple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pple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popcorntime.io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webtekno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comprendrechoisir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autoplatoon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hudl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alistapart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a2hosting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autoinquiries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hipchat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forrent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carsinroads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kakao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compete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s://slader.com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front.moveon.org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www.xpressvids.info/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ttp://postsecret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howtotipz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content.ad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howtotipz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content.ad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howtotipz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content.ad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corp.narvar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hanselman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unfassbar.es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merchantcircle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sendsay.ru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freecycle.org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customerhub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zaim.net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romanticupdates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popularnie.pl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www.articlesxpert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socialtools.ru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vsco.co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rescuetime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s://www.creditexpert.co.uk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distractify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dutchsinse.com/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ttp://themeisle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4upld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www.filmtv.it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runescape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grabcad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edjoin.org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kfc.co.in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uploader.jp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ouo.io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www.ulule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cpmrocket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naturebox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s://www.kissmetrics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www.hostlove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subscene.com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ttp://www.pcreview.co.uk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ayi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ayi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forgrams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ayi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forgrams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paypal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inkfrog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kataweb.it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s://www.digid.nl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clickadu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cssdeck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admarketplace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maxworkouts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kickasstorrents.eu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www.computrabajo.com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xiumi.us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customer.io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ttp://scribol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coasttocoastam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roboform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angelfire.lycos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123vidz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redis.io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trello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gazeta.ru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tzarmedia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painelhost.uol.com.br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s://wootalk.today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genealogy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dubsmash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cashcashpinoy.com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finya.de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ttp://www.twistys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masterweb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masterweb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solidfiles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paygonline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spring.io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manoramanews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tribunadonorte.com.br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poncan.jp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lever.co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egrana.com.br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solidtrustpay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opower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www.barclaycardus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powvideo.net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mailboxapp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haosou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torrentpanda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hitleap.com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://www.rushlimbaugh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crazyegg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profitboosterapp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crazyegg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profitboosterapp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netgear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crazyegg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profitboosterapp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netgear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rolex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proflack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aheadworks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help.squarespace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s://firstlook.org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fronda.pl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vandelaydesign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livedoor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theclickcheck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7gid.com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lablue.de/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ttp://www.nuget.org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ifttt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ad1.ru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beestripe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www.instapaper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chronicle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trafficforce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nutristic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trueactivist.com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://www.hotelhideawaythegame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mailchimp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mailchimp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bestsecret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narod.ru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themegrill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everlane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bestgore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gov.uk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minecraft.net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correiobraziliense.com.br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imageshack.us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sportowefakty.pl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mp3xd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imageshack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muji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allcy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www.runtastic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kodhit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vidzi.tv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brazzers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samenblog.com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://www.brazzersnetwork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dominos.co.in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apherald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dominos.co.in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dominos.co.in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ohozaa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filesstream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megabus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giga.de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quicksprout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pubroll.org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merckmanuals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mercadopago.com.br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klm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cookinglight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viralsmash.org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cooksillustrated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mustat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m.redbus.in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novafile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movembed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ow.ly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mercadopago.cl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home.bt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pbakery.com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www.superesportes.com.br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://letters.org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www.airpair.com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akhbarak.net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akhbarak.net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chakrads.com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akhbarak.net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chakrads.com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newsmth.net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vecernji.hr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diariocorreo.pe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tvn24.pl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coconuts.co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odatv.com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liliputing.com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autobild.es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www.ic.gc.ca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photoblog.hk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://ecostream.tv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frenchtorrentdb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frenchtorrentdb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wunderweib.de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motoroids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leadzu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lapresse.ca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sodownloads.info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dagospia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nichepursuits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gohabsgo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666nf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tameteo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tvn24bis.pl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fashiongonerogue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phpmyadmin.net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mbt3th.us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gottabemobile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mymodernmet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cesarsway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www.tiempo.com/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://strawpoll.me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ebocornac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filehorse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ebocornac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filehorse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clickandclick.co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bestlinkdeals.co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faceit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cricketcountry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smartworld.it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pratique.fr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twentytwowords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kleiderkreisel.de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trklnks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s7days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fxnetworks.com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safeurls.eu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geeksaresexy.net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androidworld.it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linkcheck.co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newpost.gr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dealsboss.co/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://www.foxplay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planetminecraft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planetminecraft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kamigami.org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wizzed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kamigami.org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wizzed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alweeam.com.sa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paultan.org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lifehacker.ru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earthquaketrack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soompi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pzy.be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sunset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homedit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minutouno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lifebuzz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india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shebudgets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jisakutech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clashdaily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notjustok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gladiators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reviewjournal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boldsky.com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stiripesurse.ro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elcaribe.com.do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defence.pk/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://www.kansascity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esi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v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esi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v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rusnovosti.ru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pcbeta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forvo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boingboing.ne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portalcorreio.uol.com.b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netfrance.f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larin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kai.g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engag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oues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talkingpointsmemo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collider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greenbot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static.hbonordic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esi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v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pcbeta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forvo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kai.g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engag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oues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talkingpointsmemo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collider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greenbot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static.hbonordic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oppai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uni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otalrecipesearch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rp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elsalvador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en.akinator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icc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lasprovincias.e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cs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coolmaterial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omsguide.f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onegoodthingbyjille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independent.i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baseball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footyroom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fashionsnap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strea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max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labioguia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co.uk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xvideo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mastermovi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fashion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rosario3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sc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co.za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ebrazzi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naindia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nevno.h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uxboard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img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750g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devids.ne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fre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era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b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yify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utoguid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sham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myrecipe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ilrestodelcarlino.i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haonline.cz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ero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el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chile.a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mirror.co.uk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itepoint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msnbc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eepr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rbth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gmx.a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ll4women.co.za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hogarmania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postimees.e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orontosun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asto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cic.f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farming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ouch.hangame.co.jp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eidian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tuttgarte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ve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pinoy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orlandosentinel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ppledaily.com.tw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japan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bz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dl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iariosur.e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norsk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manoramaonlin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ben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eldiariomontanes.e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voyag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ixx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prosieben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tabi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fortun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onion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eleflora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belfasttelegraph.co.uk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entrepreneur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elcomercio.e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klix.ba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p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bbvafrances.com.a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gotinder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japantimes.co.jp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bunte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tylebook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pl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metacaf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kosovarja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ruhrnachrichten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weedblog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voiceformen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crooksandliar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hola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denverchannel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raw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gmx.ne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emorgen.b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jap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bendblatt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makei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igitalartsonline.co.uk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gmx.ch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omputerbild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nl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fterdawn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dailysignal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ove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ljazeera.ne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sa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ranker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at1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hollandamerica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jylland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laverdad.e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parapolitika.g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mojo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bloggertipstrick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com.b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design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a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lahamag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netmoms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lanazione.i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ddictivetip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listvers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elcorreo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un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awarenes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thegrio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hercampu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hehealthsit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omsguid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uedkurier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fayerwayer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indiamik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sant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i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westernjournalism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t3n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ndroidheadline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xn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abc15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omingsoon.ne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eb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businessnewsdaily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9to5mac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ra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e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englisch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droid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ourant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hellomagazin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secure.uk.vent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oknation.ne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com.a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politico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vent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groupon.f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dikti.go.id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adnkronos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observador.p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ibp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atchseries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digital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elconfidencial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quotidiano.net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pathfinder.gr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travelandleisure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bostonherald.com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s://www.brands4friends.de/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ttp://www.christiantoday.com/</text:p>
          </table:table-cell>
        </table:table-row>
      </table:table>
      <table:named-expressions/>
      <table:database-ranges>
        <table:database-range table:name="__Anonymous_Sheet_DB__0" table:target-range-address="'site-list'.A1:'site-list'.B1704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1T07:32:40.190795884</dc:date>
    <meta:editing-duration>PT2M9S</meta:editing-duration>
    <meta:editing-cycles>1</meta:editing-cycles>
    <meta:document-statistic meta:table-count="1" meta:cell-count="3408" meta:object-count="0"/>
    <meta:generator>LibreOffice/4.3.7.2$Linux_X86_64 LibreOffice_project/430m0$Build-2</meta:generator>
  </office:meta>
</office:document-meta>
</file>